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790" officeooo:paragraph-rsid="001fc790"/>
    </style:style>
    <style:style style:name="P2" style:family="paragraph" style:parent-style-name="Standard">
      <style:text-properties officeooo:rsid="001fc790" officeooo:paragraph-rsid="002057f0"/>
    </style:style>
    <style:style style:name="P3" style:family="paragraph" style:parent-style-name="Standard">
      <style:text-properties officeooo:rsid="002057f0" officeooo:paragraph-rsid="002057f0"/>
    </style:style>
    <style:style style:name="P4" style:family="paragraph" style:parent-style-name="Preformatted_20_Text">
      <style:text-properties fo:color="#a9b7c6" style:font-name="DejaVu Sans Mono" fo:font-size="9pt" officeooo:rsid="001fc790" officeooo:paragraph-rsid="001fc790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a9b7c6"/>
    </style:style>
    <style:style style:name="P6" style:family="paragraph" style:parent-style-name="Preformatted_20_Text">
      <style:text-properties fo:color="#a9b7c6"/>
    </style:style>
    <style:style style:name="P7" style:family="paragraph" style:parent-style-name="Preformatted_20_Text">
      <style:text-properties fo:color="#a9b7c6" style:font-name="DejaVu Sans Mono" fo:font-size="9pt"/>
    </style:style>
    <style:style style:name="T1" style:family="text">
      <style:text-properties officeooo:rsid="002057f0"/>
    </style:style>
    <style:style style:name="T2" style:family="text">
      <style:text-properties fo:color="#cc7832"/>
    </style:style>
    <style:style style:name="T3" style:family="text">
      <style:text-properties fo:color="#cc7832" fo:font-weight="bold"/>
    </style:style>
    <style:style style:name="T4" style:family="text">
      <style:text-properties fo:color="#cc7832" style:font-name="DejaVu Sans Mono" fo:font-size="9pt"/>
    </style:style>
    <style:style style:name="T5" style:family="text">
      <style:text-properties fo:color="#cc7832" style:font-name="DejaVu Sans Mono" fo:font-size="9pt" fo:font-weight="bold"/>
    </style:style>
    <style:style style:name="T6" style:family="text">
      <style:text-properties fo:color="#6897bb"/>
    </style:style>
    <style:style style:name="T7" style:family="text">
      <style:text-properties fo:color="#6897bb" style:font-name="DejaVu Sans Mono" fo:font-size="9pt"/>
    </style:style>
    <style:style style:name="T8" style:family="text">
      <style:text-properties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mily Sorg</text:span></text:p>
      <text:p text:style-name="P2"><text:span text:style-name="T1">Random Quiz</text:span></text:p>
      <text:p text:style-name="P2"/>
      <text:p text:style-name="P2">I just figured that we’d be here all day if I let the tester be completely random.</text:p>
      <text:p text:style-name="P1"/>
      <text:p text:style-name="P1">So I made it have a 50% chance for the char to be random or one of the types of char that the function would test for, <text:span text:style-name="T1">like so:</text:span></text:p>
      <text:p text:style-name="P1"/>
      <text:p text:style-name="P4"><text:span text:style-name="T3">char </text:span>i<text:span text:style-name="T2">;</text:span></text:p>
      <text:p text:style-name="P7"><text:span text:style-name="T3">int </text:span>fromArray = rand() % <text:span text:style-name="T6">2</text:span><text:span text:style-name="T2">;</text:span></text:p>
      <text:p text:style-name="P7"><text:span text:style-name="T3">if</text:span>(fromArray==<text:span text:style-name="T6">1</text:span>){</text:p>
      <text:p text:style-name="P6"><text:s text:c="3"/><text:span text:style-name="T5">int </text:span><text:span text:style-name="T8">index = rand() % </text:span><text:span text:style-name="T7">9</text:span><text:span text:style-name="T4">;</text:span></text:p>
      <text:p text:style-name="P6"><text:span text:style-name="T2"><text:s text:c="3"/></text:span><text:span text:style-name="T8">i = arrChar[index]</text:span><text:span text:style-name="T4">;</text:span></text:p>
      <text:p text:style-name="P7">}<text:span text:style-name="T3">else </text:span>{</text:p>
      <text:p text:style-name="P6"><text:s text:c="3"/><text:span text:style-name="T8">i = rand() % </text:span><text:span text:style-name="T7">176</text:span><text:span text:style-name="T4">;</text:span></text:p>
      <text:p text:style-name="P7">}</text:p>
      <text:p text:style-name="P5"><text:s text:c="3"/><text:span text:style-name="T5">return </text:span><text:span text:style-name="T8">i</text:span><text:span text:style-name="T4">;</text:span></text:p>
      <text:p text:style-name="P1"/>
      <text:p text:style-name="P1"/>
      <text:p text:style-name="P3">I suppose I could easily decrease this percentage point and still make it in within 5 minutes but it all seems very arbitrary so why not make it quick and easy?</text:p>
      <text:p text:style-name="P3"/>
      <text:p text:style-name="P3">Whatever I did, it certainly made my terminal wig out.</text:p>
      <text:p text:style-name="P3"/>
      <text:p text:style-name="P3">I├␊⎼▒├␋⎺┼ 2844: ␌ = [, ⎽ = "├, ⎽├▒├␊ = 9</text:p>
      <text:p text:style-name="P3">I├␊⎼▒├␋⎺┼ 2845: ␌ = ), ⎽ = ±├⎼, ⎽├▒├␊ = 9</text:p>
      <text:p text:style-name="P3">I├␊⎼▒├␋⎺┼ 2846: ␌ = └, ⎽ = Q├├, ⎽├▒├␊ = 9</text:p>
      <text:p text:style-name="P3">I├␊⎼▒├␋⎺┼ 2847: ␌ = ], ⎽ = ^⎽␊⎼, ⎽├▒├␊ = 9</text:p>
      <text:p text:style-name="P3">I├␊⎼▒├␋⎺┼ 2848: ␌ = ␋, ⎽ = , ⎽├▒├␊ = 9</text:p>
      <text:p text:style-name="P3">I├␊⎼▒├␋⎺┼ 2849: ␌ = π, ⎽ = ⎼, ⎽├▒├␊ = 9</text:p>
      <text:p text:style-name="P3">I├␊⎼▒├␋⎺┼ 2850: ␌ = , s = ^, state = 9</text:p>
      <text:p text:style-name="P3">Iteration 2851: c = <text:s/>, s = ⎼, ⎽├▒├␊ = 9</text:p>
      <text:p text:style-name="P3">I├␊⎼▒├␋⎺┼ 2852: ␌ = ], ⎽ = ⎽, ⎽├▒├␊ = 9</text:p>
      <text:p text:style-name="P3">I├␊⎼▒├␋⎺┼ 2853: ␌ = , ⎽ = Z├, ⎽├▒├␊ = 9</text:p>
      <text:p text:style-name="P3">I├␊⎼▒├␋⎺┼ 2854: ␌ = [, ⎽ = ⎼␊⎽␊├, ⎽├▒├␊ = 9</text:p>
      <text:p text:style-name="P3">␊⎼⎼⎺⎼ </text:p>
      <text:p text:style-name="P3"/>
      <text:p text:style-name="P3">Unfortunately I seem to have caused some makefile problems. <text:s/>So if the output is now showing correctly you will have to execute the commands individually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3:27:29.117543806</meta:creation-date>
    <dc:date>2019-11-11T00:12:14.122246162</dc:date>
    <meta:editing-duration>PT12M51S</meta:editing-duration>
    <meta:editing-cycles>1</meta:editing-cycles>
    <meta:document-statistic meta:table-count="0" meta:image-count="0" meta:object-count="0" meta:page-count="1" meta:paragraph-count="28" meta:word-count="266" meta:character-count="1182" meta:non-whitespace-character-count="929"/>
    <meta:generator>LibreOffice/5.1.6.2$Linux_X86_64 LibreOffice_project/10m0$Build-2</meta:generator>
  </office:meta>
</office:document-meta>
</file>